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5.75cm"/>
      <style:paragraph-properties style:writing-mode="lr-tb"/>
    </style:style>
    <style:style style:name="gr2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</style:style>
    <style:style style:name="gr3" style:family="graphic" style:parent-style-name="objectwithoutfill">
      <style:graphic-properties draw:marker-start="Arrowheads_20_3" draw:marker-start-width="0.3cm" draw:marker-end="Arrowheads_20_4" draw:marker-end-width="0.3cm" draw:fill="none" draw:textarea-vertical-align="middle"/>
    </style:style>
    <style:style style:name="gr4" style:family="graphic" style:parent-style-name="objectwithoutfill">
      <style:graphic-properties draw:marker-start="Arrowheads_20_5" draw:marker-start-width="0.3cm" draw:marker-end="Arrowheads_20_6" draw:marker-end-width="0.3cm" draw:fill="none" draw:textarea-vertical-align="middle"/>
    </style:style>
    <style:style style:name="gr5" style:family="graphic" style:parent-style-name="objectwithoutfill">
      <style:graphic-properties draw:marker-start="Arrowheads_20_7" draw:marker-start-width="0.3cm" draw:marker-end="Arrowheads_20_8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25cm" svg:height="3cm" svg:x="1.25cm" svg:y="5.25cm">
          <text:p text:style-name="P1">MicRecorder.jav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6.25cm" svg:height="3cm" svg:x="1.25cm" svg:y="9.25cm">
          <text:p text:style-name="P1">Java V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6.25cm" svg:height="3cm" svg:x="1.25cm" svg:y="13.25cm">
          <text:p text:style-name="P1">Libtuning.s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s" svg:x1="4.375cm" svg:y1="8.25cm" svg:x2="4.375cm" svg:y2="9.25cm" draw:start-shape="id1" draw:start-glue-point="6" draw:end-shape="id2" draw:end-glue-point="4" svg:d="M4375 8250v502-3 501" svg:viewBox="0 0 1 1001">
          <text:p/>
        </draw:connector>
        <draw:connector draw:style-name="gr3" draw:text-style-name="P2" draw:layer="layout" draw:type="lines" svg:x1="4.375cm" svg:y1="12.25cm" svg:x2="4.375cm" svg:y2="13.25cm" draw:start-shape="id2" draw:start-glue-point="6" draw:end-shape="id3" draw:end-glue-point="4" svg:d="M4375 12250v502-3 501" svg:viewBox="0 0 1 1001">
          <text:p/>
        </draw:connector>
        <draw:custom-shape draw:style-name="gr1" draw:text-style-name="P1" xml:id="id4" draw:id="id4" draw:layer="layout" svg:width="6.25cm" svg:height="3cm" svg:x="1.25cm" svg:y="17.25cm">
          <text:p text:style-name="P1">OpenGL/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s" svg:x1="4.375cm" svg:y1="16.25cm" svg:x2="4.375cm" svg:y2="17.25cm" draw:start-shape="id3" draw:start-glue-point="6" draw:end-shape="id4" draw:end-glue-point="4" svg:d="M4375 16250v502-3 501" svg:viewBox="0 0 1 1001">
          <text:p/>
        </draw:connector>
        <draw:custom-shape draw:style-name="gr1" draw:text-style-name="P1" xml:id="id5" draw:id="id5" draw:layer="layout" svg:width="6.25cm" svg:height="3cm" svg:x="1.25cm" svg:y="1.25cm">
          <text:p text:style-name="P1">MainActivity.jav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draw:type="lines" svg:x1="4.375cm" svg:y1="4.25cm" svg:x2="4.375cm" svg:y2="5.25cm" draw:start-shape="id5" draw:start-glue-point="6" draw:end-shape="id1" draw:end-glue-point="4" svg:d="M4375 4250v502-3 501" svg:viewBox="0 0 1 1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212121" draw:marker-start-width="0.2cm" draw:marker-start-center="false" draw:marker-end-width="0.2cm" draw:marker-end-center="false" draw:fill="solid" draw:fill-color="#eeeee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6T17:20:40.882102598</meta:creation-date>
    <dc:date>2021-06-16T17:47:39.462785831</dc:date>
    <meta:editing-duration>PT26M59S</meta:editing-duration>
    <meta:editing-cycles>2</meta:editing-cycles>
    <meta:generator>LibreOffice/7.1.3.2$Linux_X86_64 LibreOffice_project/10$Build-2</meta:generator>
    <meta:document-statistic meta:object-count="9"/>
  </office:meta>
</office:document-meta>
</file>